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style:text-position="sub 58%" fo:font-size="10pt" style:font-size-asian="10pt" style:font-size-complex="10pt"/>
    </style:style>
    <style:style style:name="P6" style:family="paragraph" style:parent-style-name="Standard">
      <style:text-properties style:text-position="0% 100%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text-properties style:text-position="0% 100%" fo:font-size="10pt" style:font-size-asian="10pt" style:font-size-complex="10pt"/>
    </style:style>
    <style:style style:name="P8" style:family="paragraph">
      <style:paragraph-properties fo:text-align="center"/>
      <style:text-properties fo:font-size="6pt"/>
    </style:style>
    <style:style style:name="P9" style:family="paragraph">
      <style:paragraph-properties fo:text-align="center"/>
      <style:text-properties fo:font-size="8pt"/>
    </style:style>
    <style:style style:name="P10" style:family="paragraph" style:parent-style-name="Standard">
      <style:text-properties style:text-position="0% 100%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 fo:font-size="10pt" style:font-size-asian="10pt" style:font-size-complex="10pt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fo:font-size="6pt"/>
    </style:style>
    <style:style style:name="T6" style:family="text">
      <style:text-properties fo:font-size="8pt"/>
    </style:style>
    <style:style style:name="T7" style:family="text">
      <style:text-properties fo:font-size="8pt" style:font-size-asian="8pt" style:font-size-complex="8pt"/>
    </style:style>
    <style:style style:name="gr1" style:family="graphic">
      <style:graphic-properties svg:stroke-width="0.0201in" draw:fill="solid" draw:fill-color="#ffffff" draw:textarea-horizontal-align="justify" draw:textarea-vertical-align="middle" draw:auto-grow-height="false" fo:min-height="0in" fo:min-width="0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heads_20_1" draw:marker-start-width="0.0598in" draw:marker-end="Arrowheads_20_1" draw:marker-end-width="0.0598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heads_20_1" draw:marker-start-width="0.0598in" draw:marker-end="" draw:marker-end-width="0.0598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0in" fo:min-width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-width="0.0598in" draw:marker-end="Arrowheads_20_1" draw:marker-end-width="0.0598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ffffff" draw:textarea-vertical-align="middle" draw:auto-grow-height="false" fo:min-height="0.5201in" fo:min-width="0.3465in" style:run-through="background"/>
    </style:style>
    <style:style style:name="gr10" style:family="graphic">
      <style:graphic-properties draw:textarea-horizontal-align="center" draw:textarea-vertical-align="middle" style:run-through="background"/>
    </style:style>
    <style:style style:name="gr11" style:family="graphic">
      <style:graphic-properties draw:fill="solid" draw:fill-color="#ffffff" draw:textarea-horizontal-align="justify" draw:textarea-vertical-align="middle" draw:auto-grow-height="false" fo:min-height="0in" fo:min-width="0in" style:run-through="background"/>
    </style:style>
    <style:style style:name="gr12" style:family="graphic">
      <style:graphic-properties draw:fill="solid" draw:fill-color="#ffffff" draw:textarea-horizontal-align="justify" draw:textarea-vertical-align="middle" draw:auto-grow-height="false" fo:min-height="0in" fo:min-width="0in" style:run-through="background"/>
    </style:style>
    <style:style style:name="gr13" style:family="graphic">
      <style:graphic-properties draw:fill="solid" draw:fill-color="#ffffff" draw:textarea-vertical-align="middle" draw:auto-grow-height="false" fo:min-height="0.5201in" fo:min-width="0.34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ffffff" draw:textarea-horizontal-align="justify" draw:textarea-vertical-align="middle" draw:auto-grow-height="false" fo:min-height="0in" fo:min-width="0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ffffff" draw:textarea-horizontal-align="justify" draw:textarea-vertical-align="middle" draw:auto-grow-height="false" fo:min-height="0in" fo:min-width="0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dware Classes 10 March 2007</text:p>
      <text:p text:style-name="Standard"/>
      <text:p text:style-name="Standard">Address decoders</text:p>
      <text:p text:style-name="Standard"/>
      <text:p text:style-name="Standard"><draw:custom-shape text:anchor-type="paragraph" draw:z-index="19" draw:style-name="gr1" draw:text-style-name="P2" svg:width="0.8622in" svg:height="0.6713in" svg:x="1.3972in" svg:y="0.4646in"><text:p/><draw:enhanced-geometry svg:viewBox="0 0 21600 21600" draw:type="rectangle" draw:enhanced-path="M 0 0 L 21600 0 21600 21600 0 21600 0 0 Z N"/></draw:custom-shape><draw:line text:anchor-type="paragraph" draw:z-index="20" draw:style-name="gr2" draw:text-style-name="P3" svg:x1="0.8055in" svg:y1="0.789in" svg:x2="1.3972in" svg:y2="0.789in"><text:p/></draw:line><draw:line text:anchor-type="paragraph" draw:z-index="21" draw:style-name="gr2" draw:text-style-name="P3" svg:x1="2.2591in" svg:y1="0.7965in" svg:x2="2.8508in" svg:y2="0.7965in"><text:p/></draw:line><draw:line text:anchor-type="paragraph" draw:z-index="22" draw:style-name="gr3" draw:text-style-name="P3" svg:x1="1.0937in" svg:y1="0.7126in" svg:x2="0.9417in" svg:y2="0.8646in"><text:p/></draw:line><draw:line text:anchor-type="paragraph" draw:z-index="23" draw:style-name="gr3" draw:text-style-name="P3" svg:x1="2.702in" svg:y1="0.7126in" svg:x2="2.55in" svg:y2="0.8646in"><text:p/></draw:line></text:p>
      <text:p text:style-name="Standard"/>
      <text:p text:style-name="Standard"><draw:custom-shape text:anchor-type="paragraph" draw:z-index="24" draw:style-name="gr1" draw:text-style-name="P3" svg:width="2.2039in" svg:height="0.2724in" svg:x="4.3193in" svg:y="0.6272in"><text:p/><draw:enhanced-geometry svg:viewBox="0 0 21600 21600" draw:type="rectangle" draw:enhanced-path="M 0 0 L 21600 0 21600 21600 0 21600 0 0 Z N"/></draw:custom-shape></text:p>
      <text:p text:style-name="Standard"><text:s text:c="19"/><text:span text:style-name="T1"><text:s text:c="3"/>n <text:s text:c="34"/>2</text:span><text:span text:style-name="T2">n</text:span><text:span text:style-name="T1"> <text:s text:c="25"/>wr [</text:span></text:p>
      <text:p text:style-name="Standard"><draw:line text:anchor-type="paragraph" draw:z-index="25" draw:style-name="gr4" draw:text-style-name="P3" svg:x1="4.3193in" svg:y1="0.0264in" svg:x2="4.6449in" svg:y2="0.0264in"><text:p/></draw:line><text:span text:style-name="T1"> <text:s/></text:span><text:s text:c="2"/><text:tab/><text:tab/><text:tab/><text:tab/><text:tab/><text:tab/><text:tab/><text:tab/><text:tab/><text:span text:style-name="T1">2</text:span><text:tab/><text:tab/></text:p>
      <text:p text:style-name="Standard"/>
      <text:p text:style-name="Standard"/>
      <text:p text:style-name="P4"><text:tab/><text:tab/><text:tab/><text:tab/><text:tab/><text:tab/><text:tab/><text:tab/> <text:s text:c="8"/>31 <text:s/>30 ... <text:s text:c="33"/>0</text:p>
      <text:p text:style-name="P4"><text:tab/><text:tab/><text:tab/><text:tab/><text:tab/><text:tab/><text:tab/><text:tab/> <text:s text:c="8"/>[w+0-1:0]</text:p>
      <text:p text:style-name="P4"><text:tab/><text:tab/><text:tab/><text:tab/><text:tab/><text:tab/><text:tab/><text:tab/> <text:s text:c="8"/>[w-1+0:0]</text:p>
      <text:p text:style-name="P4"><text:s text:c="7"/><text:tab/><text:tab/><text:tab/><text:tab/><text:tab/><text:tab/><text:tab/><text:tab/> <text:s text:c="8"/>[w-1:0]</text:p>
      <text:p text:style-name="P4"><draw:line text:anchor-type="paragraph" draw:z-index="26" draw:style-name="gr5" draw:text-style-name="P3" svg:x1="0.2193in" svg:y1="0.0827in" svg:x2="0.452in" svg:y2="0.0827in"><text:p/></draw:line>=1 <text:s text:c="7"/>opcw<text:tab/><text:tab/><text:tab/>wire[(1'b1&lt;&lt;ORCW)-1] <text:s text:c="12"/></text:p>
      <text:p text:style-name="P4"><draw:line text:anchor-type="paragraph" draw:z-index="27" draw:style-name="gr5" draw:text-style-name="P3" svg:x1="0.2193in" svg:y1="0.0827in" svg:x2="0.4457in" svg:y2="0.0827in"><text:p/></draw:line> <text:s/>1 <text:s text:c="7"/>4</text:p>
      <text:p text:style-name="P4"><text:s text:c="3"/>16 <text:s text:c="24"/>4 <text:s text:c="8"/>16-1 <text:s text:c="2"/>Fh=1111b</text:p>
      <text:p text:style-name="P4"/>
      <text:p text:style-name="P4"><text:s text:c="69"/>LHS <text:s text:c="10"/>RHS</text:p>
      <text:p text:style-name="P4"><text:s text:c="45"/>wire[(1'b)&lt;&lt;ORCW)-1] <text:s text:c="4"/>0=0</text:p>
      <text:p text:style-name="P4"/>
      <text:p text:style-name="P4"/>
      <text:p text:style-name="P4"><draw:custom-shape text:anchor-type="paragraph" draw:z-index="18" draw:style-name="gr6" draw:text-style-name="P3" svg:width="0.8579in" svg:height="1.1748in" svg:x="0.3945in" svg:y="0.1134in"><text:p/><draw:enhanced-geometry svg:viewBox="0 0 21600 21600" draw:type="rectangle" draw:enhanced-path="M 0 0 L 21600 0 21600 21600 0 21600 0 0 Z N"/></draw:custom-shape><draw:line text:anchor-type="paragraph" draw:z-index="31" draw:style-name="gr3" draw:text-style-name="P3" svg:x1="1.1555in" svg:y1="0.1134in" svg:x2="1.1555in" svg:y2="1.2878in"><text:p/></draw:line></text:p>
      <text:p text:style-name="P4"><draw:line text:anchor-type="paragraph" draw:z-index="32" draw:style-name="gr7" draw:text-style-name="P3" svg:x1="1.252in" svg:y1="0.0882in" svg:x2="1.572in" svg:y2="0.0882in"><text:p/></draw:line> <text:s text:c="17"/>0 <text:s text:c="16"/>V<text:span text:style-name="T3">0</text:span> <text:s text:c="9"/>br</text:p>
      <text:p text:style-name="P4"><draw:line text:anchor-type="paragraph" draw:z-index="28" draw:style-name="gr3" draw:text-style-name="P3" svg:x1="0.3945in" svg:y1="0.0689in" svg:x2="1.252in" svg:y2="0.0689in"><text:p/></draw:line></text:p>
      <text:p text:style-name="P4"><text:s text:c="18"/>1<text:tab/><text:tab/> <text:s text:c="3"/>V<text:span text:style-name="T3">1 <text:s text:c="16"/></text:span><text:span text:style-name="T4">MEM</text:span></text:p>
      <text:p text:style-name="P4"><draw:line text:anchor-type="paragraph" draw:z-index="29" draw:style-name="gr3" draw:text-style-name="P3" svg:x1="0.3945in" svg:y1="0.0555in" svg:x2="1.252in" svg:y2="0.0555in"><text:p/></draw:line><draw:line text:anchor-type="paragraph" draw:z-index="33" draw:style-name="gr7" draw:text-style-name="P3" svg:x1="1.252in" svg:y1="-0.0929in" svg:x2="1.572in" svg:y2="-0.0929in"><text:p/></draw:line></text:p>
      <text:p text:style-name="P4"><draw:line text:anchor-type="paragraph" draw:z-index="34" draw:style-name="gr7" draw:text-style-name="P3" svg:x1="1.252in" svg:y1="0.0508in" svg:x2="1.572in" svg:y2="0.0508in"><text:p/></draw:line> <text:s text:c="17"/>2<text:tab/><text:tab/> <text:s text:c="3"/>V<text:span text:style-name="T3">2 <text:s text:c="16"/></text:span><text:span text:style-name="T4">ALU</text:span><text:span text:style-name="T3"> <text:s/></text:span></text:p>
      <text:p text:style-name="P4"><draw:line text:anchor-type="paragraph" draw:z-index="30" draw:style-name="gr3" draw:text-style-name="P3" svg:x1="0.3945in" svg:y1="0.0429in" svg:x2="1.252in" svg:y2="0.0429in"><text:p/></draw:line> </text:p>
      <text:p text:style-name="P4"><draw:line text:anchor-type="paragraph" draw:z-index="35" draw:style-name="gr7" draw:text-style-name="P3" svg:x1="1.252in" svg:y1="0.0134in" svg:x2="1.572in" svg:y2="0.0134in"><text:p/></draw:line> <text:s text:c="17"/>3<text:tab/><text:tab/> <text:s text:c="3"/>V<text:span text:style-name="T3">3 <text:s text:c="17"/></text:span></text:p>
      <text:p text:style-name="P5"/>
      <text:p text:style-name="P5"/>
      <text:p text:style-name="P6">Unit Decode</text:p>
      <text:p text:style-name="P7"><draw:line text:anchor-type="paragraph" draw:z-index="41" draw:style-name="gr3" draw:text-style-name="P3" svg:x1="0.3634in" svg:y1="0.2835in" svg:x2="0.3634in" svg:y2="0.587in"><text:p/></draw:line><text:tab/><text:tab/><text:tab/><text:tab/><text:tab/><text:tab/>uid=unit IO <text:s text:c="8"/><text:tab/>A<text:tab/>0</text:p>
      <text:p text:style-name="P7"><draw:line text:anchor-type="paragraph" draw:z-index="36" draw:style-name="gr3" draw:text-style-name="P3" svg:x1="0.3693in" svg:y1="0.1209in" svg:x2="2.6004in" svg:y2="0.1209in"><text:p/></draw:line><draw:line text:anchor-type="paragraph" draw:z-index="39" draw:style-name="gr3" draw:text-style-name="P3" svg:x1="2.6008in" svg:y1="0.1209in" svg:x2="2.6008in" svg:y2="0.4264in"><text:p/></draw:line><text:tab/><text:tab/><text:tab/><text:tab/><text:tab/><text:tab/><text:tab/><text:tab/><text:tab/>B<text:tab/>1</text:p>
      <text:p text:style-name="P7"><text:tab/><text:tab/><text:tab/><text:tab/><text:tab/><text:tab/><text:tab/><text:tab/><text:tab/>C<text:tab/>2</text:p>
      <text:p text:style-name="P7"><draw:g text:anchor-type="paragraph" draw:z-index="37" draw:style-name="gr8"><draw:custom-shape draw:style-name="gr9" draw:text-style-name="P3" svg:width="0.3504in" svg:height="0.1539in" draw:transform="rotate (1.5707963267946) translate (1.32777777777778in 1.21736111111111in)"><text:p/><draw:enhanced-geometry draw:glue-point-type="segments" draw:type="mso-spt100" draw:modifiers="-90 90.475020663302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9" draw:text-style-name="P3" svg:width="0.3504in" svg:height="0.1539in" draw:transform="rotate (1.5707963267946) translate (1.62916666666667in 1.21736111111111in)"><text:p/><draw:enhanced-geometry draw:glue-point-type="segments" draw:type="mso-spt100" draw:modifiers="-90 90.475020663302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3" svg:x1="1.4028in" svg:y1="1.2173in" svg:x2="1.4028in" svg:y2="1.3429in"><text:p/></draw:line><draw:line draw:style-name="gr10" draw:text-style-name="P3" svg:x1="1.7051in" svg:y1="1.2173in" svg:x2="1.7051in" svg:y2="1.3429in"><text:p/></draw:line><draw:line draw:style-name="gr10" draw:text-style-name="P3" svg:x1="1.6634in" svg:y1="1.0409in" svg:x2="1.6634in" svg:y2="0.9681in"><text:p/></draw:line><draw:line draw:style-name="gr10" draw:text-style-name="P3" svg:x1="1.3681in" svg:y1="1.0409in" svg:x2="1.3681in" svg:y2="0.9681in"><text:p/></draw:line><draw:custom-shape draw:style-name="gr11" draw:text-style-name="P8" svg:width="0.5953in" svg:height="0.5169in" svg:x="1.2917in" svg:y="0.1028in"><text:p text:style-name="P3"><text:span text:style-name="T5"><text:s text:c="8"/></text:span></text:p><draw:enhanced-geometry svg:viewBox="0 0 21600 21600" draw:type="rectangle" draw:enhanced-path="M 0 0 L 21600 0 21600 21600 0 21600 0 0 Z N"/></draw:custom-shape><draw:custom-shape draw:style-name="gr11" draw:text-style-name="P9" svg:width="0.3622in" svg:height="0.1776in" svg:x="1.3382in" svg:y="0.1736in"><text:p text:style-name="P3"><text:span text:style-name="T6">uid=1</text:span></text:p><draw:enhanced-geometry svg:viewBox="0 0 21600 21600" draw:type="rectangle" draw:enhanced-path="M 0 0 L 21600 0 21600 21600 0 21600 0 0 Z N"/></draw:custom-shape><draw:line draw:style-name="gr10" draw:text-style-name="P3" svg:x1="1.7051in" svg:y1="1.0409in" svg:x2="1.7051in" svg:y2="0.5748in"><text:p/></draw:line><draw:line draw:style-name="gr10" draw:text-style-name="P3" svg:x1="1.6634in" svg:y1="0.9681in" svg:x2="1.2154in" svg:y2="0.9681in"><text:p/></draw:line><draw:custom-shape draw:style-name="gr12" draw:text-style-name="P3" svg:width="0.365in" svg:height="0.1224in" draw:transform="rotate (3.1415926535892) translate (1.76736111111111in 0.575in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10" draw:text-style-name="P3" svg:x1="1.4516in" svg:y1="1.0409in" svg:x2="1.4516in" svg:y2="0.5748in"><text:p/></draw:line><draw:line draw:style-name="gr10" draw:text-style-name="P3" svg:x1="1.7579in" svg:y1="1.0421in" svg:x2="1.7579in" svg:y2="0.9193in"><text:p/></draw:line><draw:line draw:style-name="gr10" draw:text-style-name="P3" svg:x1="1.4106in" svg:y1="1.0421in" svg:x2="1.4106in" svg:y2="0.9193in"><text:p/></draw:line><draw:line draw:style-name="gr10" draw:text-style-name="P3" svg:x1="1.7579in" svg:y1="0.9193in" svg:x2="1.3815in" svg:y2="0.9193in"><text:p/></draw:line><draw:line draw:style-name="gr10" draw:text-style-name="P3" svg:x1="1.3815in" svg:y1="0.3508in" svg:x2="1.3815in" svg:y2="0.9197in"><text:p/></draw:line><draw:line draw:style-name="gr10" draw:text-style-name="P3" svg:x1="1.5846in" svg:y1="0.4528in" svg:x2="1.5846in" svg:y2="0.3736in"><text:p/></draw:line><draw:line draw:style-name="gr10" draw:text-style-name="P3" svg:x1="1.5654in" svg:y1="0.426in" svg:x2="1.6079in" svg:y2="0.3835in"><text:p/></draw:line></draw:g><draw:line text:anchor-type="paragraph" draw:z-index="40" draw:style-name="gr3" draw:text-style-name="P3" svg:x1="1.4335in" svg:y1="-0.1984in" svg:x2="1.4335in" svg:y2="0.1051in"><text:p/></draw:line> <text:tab/><text:tab/><text:tab/><text:tab/> <text:s/>V=valid bit(the data that is sent</text:p>
      <text:p text:style-name="P10"><text:s text:c="23"/>A <text:s text:c="26"/>B <text:s text:c="27"/>C<text:tab/><text:tab/><text:tab/><text:tab/> <text:s text:c="9"/><text:span text:style-name="T1">is valid)</text:span></text:p>
      <text:p text:style-name="P7"><text:span text:style-name="T7"><text:s text:c="44"/></text:span><text:s text:c="6"/><text:tab/><text:tab/><text:tab/> <text:s text:c="10"/><text:tab/><text:tab/> <text:s text:c="5"/>rd op=RD==cmd </text:p>
      <text:p text:style-name="P7"><text:s text:c="4"/><text:tab/><text:tab/><text:tab/><text:tab/> <text:s text:c="16"/>rd op en=&amp;uid en </text:p>
      <text:p text:style-name="P7"><text:tab/><text:tab/> <text:s text:c="6"/></text:p>
      <text:p text:style-name="P11"><draw:g text:anchor-type="paragraph" draw:z-index="38" draw:style-name="gr8"><draw:custom-shape draw:style-name="gr11" draw:text-style-name="P8" svg:width="0.5953in" svg:height="0.5169in" svg:x="2.4728in" svg:y="-0.7063in"><text:p text:style-name="P3"><text:span text:style-name="T5"><text:s text:c="8"/></text:span></text:p><draw:enhanced-geometry svg:viewBox="0 0 21600 21600" draw:type="rectangle" draw:enhanced-path="M 0 0 L 21600 0 21600 21600 0 21600 0 0 Z N"/></draw:custom-shape><draw:custom-shape draw:style-name="gr9" draw:text-style-name="P3" svg:width="0.3504in" svg:height="0.1539in" draw:transform="rotate (1.5707963267946) translate (2.50902777777778in 0.408333333333333in)"><text:p/><draw:enhanced-geometry draw:glue-point-type="segments" draw:type="mso-spt100" draw:modifiers="-90 90.475020663302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9" draw:text-style-name="P3" svg:width="0.3504in" svg:height="0.1539in" draw:transform="rotate (1.5707963267946) translate (2.81041666666667in 0.408333333333333in)"><text:p/><draw:enhanced-geometry draw:glue-point-type="segments" draw:type="mso-spt100" draw:modifiers="-90 90.475020663302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3" svg:x1="2.5839in" svg:y1="0.4083in" svg:x2="2.5839in" svg:y2="0.5339in"><text:p/></draw:line><draw:line draw:style-name="gr10" draw:text-style-name="P3" svg:x1="2.8862in" svg:y1="0.4083in" svg:x2="2.8862in" svg:y2="0.5339in"><text:p/></draw:line><draw:line draw:style-name="gr10" draw:text-style-name="P3" svg:x1="2.8445in" svg:y1="0.2319in" svg:x2="2.8445in" svg:y2="0.1591in"><text:p/></draw:line><draw:line draw:style-name="gr10" draw:text-style-name="P3" svg:x1="2.5492in" svg:y1="0.2319in" svg:x2="2.5492in" svg:y2="0.1591in"><text:p/></draw:line><draw:custom-shape draw:style-name="gr11" draw:text-style-name="P9" svg:width="0.3622in" svg:height="0.1776in" svg:x="2.5193in" svg:y="-0.6354in"><text:p text:style-name="P3"><text:span text:style-name="T6">uid=2</text:span></text:p><draw:enhanced-geometry svg:viewBox="0 0 21600 21600" draw:type="rectangle" draw:enhanced-path="M 0 0 L 21600 0 21600 21600 0 21600 0 0 Z N"/></draw:custom-shape><draw:line draw:style-name="gr10" draw:text-style-name="P3" svg:x1="2.8862in" svg:y1="0.2319in" svg:x2="2.8862in" svg:y2="-0.2343in"><text:p/></draw:line><draw:line draw:style-name="gr10" draw:text-style-name="P3" svg:x1="2.8445in" svg:y1="0.1591in" svg:x2="2.3965in" svg:y2="0.1591in"><text:p/></draw:line><draw:custom-shape draw:style-name="gr12" draw:text-style-name="P3" svg:width="0.365in" svg:height="0.1224in" draw:transform="rotate (3.1415926535892) translate (2.94861111111111in -0.234027777777778in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10" draw:text-style-name="P3" svg:x1="2.6327in" svg:y1="0.2319in" svg:x2="2.6327in" svg:y2="-0.2343in"><text:p/></draw:line><draw:line draw:style-name="gr10" draw:text-style-name="P3" svg:x1="2.939in" svg:y1="0.2331in" svg:x2="2.939in" svg:y2="0.1102in"><text:p/></draw:line><draw:line draw:style-name="gr10" draw:text-style-name="P3" svg:x1="2.5917in" svg:y1="0.2331in" svg:x2="2.5917in" svg:y2="0.1102in"><text:p/></draw:line><draw:line draw:style-name="gr10" draw:text-style-name="P3" svg:x1="2.939in" svg:y1="0.1102in" svg:x2="2.5626in" svg:y2="0.1102in"><text:p/></draw:line><draw:line draw:style-name="gr10" draw:text-style-name="P3" svg:x1="2.5626in" svg:y1="-0.4583in" svg:x2="2.5626in" svg:y2="0.1106in"><text:p/></draw:line><draw:line draw:style-name="gr10" draw:text-style-name="P3" svg:x1="2.7657in" svg:y1="-0.3563in" svg:x2="2.7657in" svg:y2="-0.4354in"><text:p/></draw:line><draw:line draw:style-name="gr10" draw:text-style-name="P3" svg:x1="2.7465in" svg:y1="-0.3831in" svg:x2="2.789in" svg:y2="-0.4256in"><text:p/></draw:line></draw:g><text:tab/> <text:s/>V <text:s text:c="9"/><text:tab/> <text:s text:c="6"/>V</text:p>
      <text:p text:style-name="P7"><draw:custom-shape text:anchor-type="paragraph" draw:z-index="0" draw:style-name="gr13" draw:text-style-name="P3" svg:width="0.3504in" svg:height="0.1539in" draw:transform="rotate (1.5707963267946) translate (0.140972222222222in 0.245833333333333in)"><text:p/><draw:enhanced-geometry draw:glue-point-type="segments" draw:type="mso-spt100" draw:modifiers="-90 90.475020663302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text:anchor-type="paragraph" draw:z-index="1" draw:style-name="gr13" draw:text-style-name="P3" svg:width="0.3504in" svg:height="0.1539in" draw:transform="rotate (1.5707963267946) translate (0.442361111111111in 0.245833333333333in)"><text:p/><draw:enhanced-geometry draw:glue-point-type="segments" draw:type="mso-spt100" draw:modifiers="-90 90.475020663302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text:anchor-type="paragraph" draw:z-index="2" draw:style-name="gr14" draw:text-style-name="P3" svg:x1="0.2161in" svg:y1="0.2457in" svg:x2="0.2161in" svg:y2="0.3713in"><text:p/></draw:line><draw:line text:anchor-type="paragraph" draw:z-index="3" draw:style-name="gr14" draw:text-style-name="P3" svg:x1="0.5181in" svg:y1="0.2457in" svg:x2="0.5181in" svg:y2="0.3713in"><text:p/></draw:line><draw:line text:anchor-type="paragraph" draw:z-index="4" draw:style-name="gr14" draw:text-style-name="P3" svg:x1="0.4764in" svg:y1="0.0693in" svg:x2="0.4764in" svg:y2="-0.0035in"><text:p/></draw:line><draw:line text:anchor-type="paragraph" draw:z-index="5" draw:style-name="gr14" draw:text-style-name="P3" svg:x1="0.1811in" svg:y1="0.0693in" svg:x2="0.1811in" svg:y2="-0.0035in"><text:p/></draw:line><draw:custom-shape text:anchor-type="paragraph" draw:z-index="6" draw:style-name="gr15" draw:text-style-name="P8" svg:width="0.5953in" svg:height="0.5169in" svg:x="0.1047in" svg:y="-0.8689in"><text:p text:style-name="P3"><text:span text:style-name="T5"><text:s text:c="8"/></text:span></text:p><draw:enhanced-geometry svg:viewBox="0 0 21600 21600" draw:type="rectangle" draw:enhanced-path="M 0 0 L 21600 0 21600 21600 0 21600 0 0 Z N"/></draw:custom-shape><draw:custom-shape text:anchor-type="paragraph" draw:z-index="7" draw:style-name="gr15" draw:text-style-name="P9" svg:width="0.3622in" svg:height="0.1776in" svg:x="0.1516in" svg:y="-0.798in"><text:p text:style-name="P3"><text:span text:style-name="T6">uid=0</text:span></text:p><draw:enhanced-geometry svg:viewBox="0 0 21600 21600" draw:type="rectangle" draw:enhanced-path="M 0 0 L 21600 0 21600 21600 0 21600 0 0 Z N"/></draw:custom-shape><draw:line text:anchor-type="paragraph" draw:z-index="8" draw:style-name="gr14" draw:text-style-name="P3" svg:x1="0.5181in" svg:y1="0.0697in" svg:x2="0.5181in" svg:y2="-0.3965in"><text:p/></draw:line><draw:line text:anchor-type="paragraph" draw:z-index="9" draw:style-name="gr14" draw:text-style-name="P3" svg:x1="0.4764in" svg:y1="-0.0035in" svg:x2="0.0283in" svg:y2="-0.0035in"><text:p/></draw:line><draw:custom-shape text:anchor-type="paragraph" draw:z-index="10" draw:style-name="gr16" draw:text-style-name="P3" svg:width="0.365in" svg:height="0.1224in" draw:transform="rotate (3.1415926535892) translate (0.580555555555555in -0.396527777777778in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11" draw:style-name="gr14" draw:text-style-name="P3" svg:x1="0.2646in" svg:y1="0.0697in" svg:x2="0.2646in" svg:y2="-0.3965in"><text:p/></draw:line><draw:line text:anchor-type="paragraph" draw:z-index="12" draw:style-name="gr14" draw:text-style-name="P3" svg:x1="0.5709in" svg:y1="0.0709in" svg:x2="0.5709in" svg:y2="-0.052in"><text:p/></draw:line><draw:line text:anchor-type="paragraph" draw:z-index="13" draw:style-name="gr14" draw:text-style-name="P3" svg:x1="0.2236in" svg:y1="0.0709in" svg:x2="0.2236in" svg:y2="-0.052in"><text:p/></draw:line><draw:line text:anchor-type="paragraph" draw:z-index="14" draw:style-name="gr14" draw:text-style-name="P3" svg:x1="0.5709in" svg:y1="-0.052in" svg:x2="0.1945in" svg:y2="-0.052in"><text:p/></draw:line><draw:line text:anchor-type="paragraph" draw:z-index="15" draw:style-name="gr14" draw:text-style-name="P3" svg:x1="0.1945in" svg:y1="-0.6209in" svg:x2="0.1945in" svg:y2="-0.052in"><text:p/></draw:line><draw:line text:anchor-type="paragraph" draw:z-index="16" draw:style-name="gr14" draw:text-style-name="P3" svg:x1="0.398in" svg:y1="-0.5189in" svg:x2="0.398in" svg:y2="-0.598in"><text:p/></draw:line><draw:line text:anchor-type="paragraph" draw:z-index="17" draw:style-name="gr14" draw:text-style-name="P3" svg:x1="0.3783in" svg:y1="-0.5457in" svg:x2="0.4209in" svg:y2="-0.5882in"><text:p/></draw:line>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7-03-23T15:53:59</meta:creation-date>
    <dc:date>2007-03-23T15:55:15</dc:date>
    <dc:language>en-US</dc:language>
    <meta:editing-cycles>2</meta:editing-cycles>
    <meta:editing-duration>PT1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8" meta:word-count="92" meta:character-count="1134"/>
  </office:meta>
</office:document-meta>
</file>